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DynaClass.getPropertyDescript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getDyna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apDynaClass.getBea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introspec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WrapDynaClass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WrapDynaClass(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apDynaClas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getDyna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createDynaClass( Class bea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apDynaClass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getDynaClasse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putAll( Map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DynaClass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